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9F6EA2A7475D1D6.png" manifest:media-type="image/png"/>
  <manifest:file-entry manifest:full-path="Pictures/1000020100000320000002581782A66F17FD05F3.png" manifest:media-type="image/png"/>
  <manifest:file-entry manifest:full-path="Pictures/1000020100000320000002583D98E93DC640FA6E.png" manifest:media-type="image/png"/>
  <manifest:file-entry manifest:full-path="Pictures/1000020100000320000002585CD560D086C02DA2.png" manifest:media-type="image/png"/>
  <manifest:file-entry manifest:full-path="Pictures/100002010000032000000258E615EEFAC37D3109.png" manifest:media-type="image/png"/>
  <manifest:file-entry manifest:full-path="Pictures/100002010000032000000258EA0FF73AD926F1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3" draw:name="Object1" text:anchor-type="paragraph" svg:x="1.7146in" svg:y="0.0902in" svg:width="3.5563in" svg:height="0.71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189in" svg:y="0.0457in" svg:width="6.4244in" svg:height="4.8181in" draw:z-index="1"><draw:image xlink:href="Pictures/1000020100000320000002583D98E93DC640FA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Object2" text:anchor-type="paragraph" svg:x="1.6846in" svg:y="0.1311in" svg:width="3.5563in" svg:height="0.7118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" text:anchor-type="paragraph" svg:x="0.0374in" svg:y="0.3898in" svg:width="6.9008in" svg:height="5.1756in" draw:z-index="0"><draw:image xlink:href="Pictures/1000020100000320000002585CD560D086C02D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Object3" text:anchor-type="paragraph" svg:x="1.7965in" svg:y="1.302in" svg:width="3.5563in" svg:height="0.711in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1" draw:name="Image3" text:anchor-type="paragraph" svg:x="0.1681in" svg:y="2.5146in" svg:width="6.5874in" svg:height="4.9402in" draw:z-index="5"><draw:image xlink:href="Pictures/100002010000032000000258EA0FF73AD926F1F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1193in" svg:y="2.0465in" svg:width="6.9252in" svg:height="5.1937in" draw:z-index="7"><draw:image xlink:href="Pictures/100002010000032000000258E615EEFAC37D3109.png" xlink:type="simple" xlink:show="embed" xlink:actuate="onLoad"/></draw:frame><draw:frame draw:style-name="fr3" draw:name="Object4" text:anchor-type="paragraph" svg:x="1.8189in" svg:y="0.0602in" svg:width="3.5563in" svg:height="0.711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5" text:anchor-type="paragraph" svg:x="1.8335in" svg:y="0.1055in" svg:width="3.5563in" svg:height="0.711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1417in" svg:y="0in" svg:width="6.9252in" svg:height="5.1937in" draw:z-index="10"><draw:image xlink:href="Pictures/1000020100000320000002581782A66F17FD05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6" text:anchor-type="paragraph" svg:x="1.7146in" svg:y="0.028in" svg:width="3.5563in" svg:height="0.711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6.9252in" svg:height="5.1937in" draw:z-index="11"><draw:image xlink:href="Pictures/100002010000032000000258B9F6EA2A7475D1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2:24:59.902899152</meta:creation-date>
    <dc:date>2017-05-11T21:45:15.632590673</dc:date>
    <meta:editing-duration>PT3M50S</meta:editing-duration>
    <meta:editing-cycles>4</meta:editing-cycles>
    <meta:generator>LibreOffice/5.1.6.2$Linux_X86_64 LibreOffice_project/10m0$Build-2</meta:generator>
    <meta:document-statistic meta:table-count="0" meta:image-count="6" meta:object-count="6" meta:page-count="6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epots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Ar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 X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0 X 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2:30:53.920053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Depots</text:p>
          </table:table-cell>
          <table:table-cell table:style-name="ce1" office:value-type="string" calcext:value-type="string">
            <text:p>Robots</text:p>
          </table:table-cell>
          <table:table-cell table:style-name="ce2" office:value-type="string" calcext:value-type="string">
            <text:p>Tags</text:p>
          </table:table-cell>
          <table:table-cell table:style-name="ce1" office:value-type="string" calcext:value-type="string">
            <text:p>Aren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5 X 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1" office:value-type="string" calcext:value-type="string">
            <text:p>10 X 1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96" calcext:value-type="float">
            <text:p>96</text:p>
          </table:table-cell>
          <table:table-cell table:style-name="ce2" office:value-type="float" office:value="2048" calcext:value-type="float">
            <text:p>2048</text:p>
          </table:table-cell>
          <table:table-cell table:style-name="ce1"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2:30:29.199174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10">
          <table:table-cell table:number-columns-repeated="4"/>
        </table:table-row>
        <table:table-row table:style-name="ro1">
          <table:table-cell table:style-name="ce1" office:value-type="string" calcext:value-type="string">
            <text:p>Depots</text:p>
          </table:table-cell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Aren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5 X 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10 X 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49:51.846307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15">
          <table:table-cell table:number-columns-repeated="4"/>
        </table:table-row>
        <table:table-row table:style-name="ro1">
          <table:table-cell table:style-name="ce1" office:value-type="string" calcext:value-type="string">
            <text:p>Depots</text:p>
          </table:table-cell>
          <table:table-cell table:style-name="ce1" office:value-type="string" calcext:value-type="string">
            <text:p>Robot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Aren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5 X 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10 X 1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50:40.918495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5 X 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 X 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6:46:01.148693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8">
          <table:table-cell table:number-columns-repeated="4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5 X 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 X 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20 X 2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6:46:26.408156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